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TxDaoTests.test2IncrementCou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jbTxDaoTests.synchronizePersisten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jbTxDaoTests.test1Initi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jbTxDaoTests.test3IncrementCou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